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858cm" table:align="left"/>
    </style:style>
    <style:style style:name="Table1.A" style:family="table-column">
      <style:table-column-properties style:column-width="0.847cm"/>
    </style:style>
    <style:style style:name="Table1.B" style:family="table-column">
      <style:table-column-properties style:column-width="2.725cm"/>
    </style:style>
    <style:style style:name="Table1.C" style:family="table-column">
      <style:table-column-properties style:column-width="2.355cm"/>
    </style:style>
    <style:style style:name="Table1.D" style:family="table-column">
      <style:table-column-properties style:column-width="1.931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6.907cm" table:align="left"/>
    </style:style>
    <style:style style:name="Table3.A" style:family="table-column">
      <style:table-column-properties style:column-width="0.794cm"/>
    </style:style>
    <style:style style:name="Table3.B" style:family="table-column">
      <style:table-column-properties style:column-width="4.524cm"/>
    </style:style>
    <style:style style:name="Table3.C" style:family="table-column">
      <style:table-column-properties style:column-width="6.694cm"/>
    </style:style>
    <style:style style:name="Table3.D" style:family="table-column">
      <style:table-column-properties style:column-width="4.895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2" style:family="paragraph" style:parent-style-name="Standard">
      <style:paragraph-properties style:text-autospace="none"/>
    </style:style>
    <style:style style:name="P3" style:family="paragraph" style:parent-style-name="Standard">
      <style:paragraph-properties style:text-autospace="none"/>
    </style:style>
    <style:style style:name="P4" style:family="paragraph" style:parent-style-name="Standard">
      <style:text-properties style:font-name="Courier New" fo:font-size="10pt" fo:language="en" fo:country="GB" style:font-name-asian="Courier New" style:font-size-asian="10pt" style:font-name-complex="Courier New" style:font-size-complex="10pt"/>
    </style:style>
    <style:style style:name="P5"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6" style:family="paragraph" style:parent-style-name="Standard" style:list-style-name="">
      <style:paragraph-properties style:text-autospace="none"/>
      <style:text-properties style:font-name="Courier New" fo:font-size="10pt" fo:language="en" fo:country="GB" style:font-name-asian="Courier New" style:font-size-asian="10pt" style:font-name-complex="Courier New" style:font-size-complex="10pt"/>
    </style:style>
    <style:style style:name="P7" style:family="paragraph" style:parent-style-name="Footer">
      <style:paragraph-properties fo:text-align="end" style:justify-single-word="false"/>
    </style:style>
    <style:style style:name="P8" style:family="paragraph">
      <style:paragraph-properties fo:text-align="center"/>
    </style:style>
    <style:style style:name="T1" style:family="text">
      <style:text-properties fo:font-size="10pt" fo:language="zxx" fo:country="none" style:font-size-asian="10pt" style:font-size-complex="10pt"/>
    </style:style>
    <style:style style:name="T2" style:family="text">
      <style:text-properties fo:color="#0000ff" fo:font-size="10pt" fo:language="zxx" fo:country="none" style:font-size-asian="10pt" style:font-size-complex="10pt"/>
    </style:style>
    <style:style style:name="T3" style:family="text">
      <style:text-properties style:use-window-font-color="true" fo:font-size="10pt" fo:language="zxx" fo:country="none" style:font-size-asian="10pt" style:font-size-complex="10pt"/>
    </style:style>
    <style:style style:name="T4" style:family="text">
      <style:text-properties style:font-name="Courier New" fo:font-size="10pt" fo:language="en" fo:country="GB" style:font-name-asian="Courier New" style:font-size-asian="10pt" style:font-name-complex="Courier New"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lock</text:h>
      <text:p text:style-name="Preformatted_20_Text"/>
      <text:p text:style-name="Standard">This program is for producing an emulation of a mechanical locking frame that was common on UK railways from the early 1900's. It takes a locking table and produces a set of reverse polish logic equations to work out if a lever is locked or free to be moved. These equations are loaded into the CANACE3 with an audible warning device so that moving a locked lever sounds an alarm until the lever is replaced.</text:p>
      <text:p text:style-name="Standard"/>
      <text:p text:style-name="Standard">The first column is the lever number, the 2nd column is 'Released by', the 3rd column is the 'Locks normal', and the 4th column is 'Locks both ways'. Within the tables N means normal (back in the frame), R means reversed (pulled forward in the frame), w is a conditional lock read as with or when.</text:p>
      <text:p text:style-name="Standard"/>
      <text:p text:style-name="Standard">The following is how I've understood and implemented the locking, please let me know if its wrong. Some of the more complex features I have not implemented, either because it was too complex or I did not understand it.</text:p>
      <text:p text:style-name="Standard"/>
      <text:h text:style-name="Heading_20_3" text:outline-level="3">Released by</text:h>
      <text:p text:style-name="Standard">A : B</text:p>
      <text:p text:style-name="Standard">Locked A = !B</text:p>
      <text:p text:style-name="Standard">Locked B = !A</text:p>
      <text:p text:style-name="Standard"/>
      <text:p text:style-name="Standard">A: B.C</text:p>
      <text:p text:style-name="Standard">Locked A = <text:s/>!(B and C) = !B or !C</text:p>
      <text:p text:style-name="Standard">Locked B = !A</text:p>
      <text:p text:style-name="Standard">Locked C = <text:s/>!A</text:p>
      <text:p text:style-name="Standard"/>
      <text:p text:style-name="Standard">A: (B or C)</text:p>
      <text:p text:style-name="Standard">Locked A = <text:s/>(!B and !C)</text:p>
      <text:p text:style-name="Standard">Locked B = !A</text:p>
      <text:p text:style-name="Standard">Locked C = <text:s/>!A</text:p>
      <text:p text:style-name="Standard"/>
      <text:p text:style-name="Standard"/>
      <text:p text:style-name="Standard">Why is with different to and ? Presumably A is released unless C, but is released by B if C.</text:p>
      <text:p text:style-name="Standard">if A then C locked both ways, and if C then B is locked.</text:p>
      <text:p text:style-name="Standard">A: (B w C)</text:p>
      <text:p text:style-name="Standard">Locked A = <text:s/>!((B and C) | !C) = !(B and C) and C = (!B or !C) and C <text:s/>= (!B and C)</text:p>
      <text:p text:style-name="Standard">Locked B = (!A and C) </text:p>
      <text:p text:style-name="Standard">Locked C = <text:s/>!A</text:p>
      <text:p text:style-name="Standard"/>
      <text:p text:style-name="Standard"/>
      <text:p text:style-name="Standard">An X in the released by column means the lever is spare.</text:p>
      <text:p text:style-name="Standard"/>
      <text:p text:style-name="Preformatted_20_Text">35, X<text:tab/><text:tab/><text:tab/><text:tab/>,<text:tab/><text:tab/><text:tab/>,</text:p>
      <text:p text:style-name="Preformatted_20_Text"/>
      <text:p text:style-name="Standard">The released by column usually contains a list of levers (separated by .) that must be pulled (Reversed) before that lever can be reversed.</text:p>
      <text:p text:style-name="Standard"/>
      <text:p text:style-name="Preformatted_20_Text"><text:soft-page-break/>No, Released by<text:tab/><text:tab/>, Locks normal<text:tab/>, Locks Each way</text:p>
      <text:p text:style-name="Preformatted_20_Text">36, 37<text:tab/><text:tab/><text:tab/>,<text:tab/><text:tab/><text:tab/>,</text:p>
      <text:p text:style-name="Preformatted_20_Text"/>
      <text:p text:style-name="Standard">Each of these locks has a converse which locks the other levers, so 36 can be reversed after 37, and 37 cannot be put back to normal while 36 is reversed. So the logic for locked levers is:</text:p>
      <text:p text:style-name="Standard"/>
      <text:p text:style-name="P1">Locked 36:<text:tab/> 37N</text:p>
      <text:p text:style-name="P1">Locked 37:<text:tab/> 36R</text:p>
      <text:p text:style-name="P1"/>
      <text:p text:style-name="Standard">It can have much more complex logic so N is used after the lever for Normal (back in <text:s/>the frame), R for reversed (pulled) and '.' separates levers.</text:p>
      <text:p text:style-name="Standard"/>
      <text:p text:style-name="Preformatted_20_Text">No, Released by<text:tab/><text:tab/>, Locks normal<text:tab/>, Locks Each way</text:p>
      <text:p text:style-name="Preformatted_20_Text"><text:s/>1, 2.3N<text:tab/><text:tab/><text:tab/>,<text:tab/><text:tab/><text:tab/>,</text:p>
      <text:p text:style-name="Preformatted_20_Text"><text:s/>2,<text:tab/><text:tab/><text:tab/><text:tab/>,<text:tab/><text:tab/><text:tab/>,</text:p>
      <text:p text:style-name="Preformatted_20_Text"><text:s/>3,<text:tab/><text:tab/><text:tab/><text:tab/>,<text:tab/><text:tab/><text:tab/>,</text:p>
      <text:p text:style-name="Preformatted_20_Text"/>
      <text:p text:style-name="P1">Locked 1:<text:tab/> 2N or 3R</text:p>
      <text:p text:style-name="P1">Locked 2:<text:tab/> (1R and 2R)</text:p>
      <text:p text:style-name="P1">Locked 3:<text:tab/> (1R and 3N)</text:p>
      <text:p text:style-name="P1"/>
      <text:p text:style-name="Standard">Conditional locking involves the use of With (w). So 39w40 means that if 40 is normal the lever 38 is not locked, but if 40 is reversed then 39 must be pulled to unlock 38.</text:p>
      <text:p text:style-name="Standard"/>
      <text:p text:style-name="Preformatted_20_Text">No, Released by<text:tab/><text:tab/>, Locks normal<text:tab/>, Locks Each way</text:p>
      <text:p text:style-name="Preformatted_20_Text">38, (39w40)<text:tab/><text:tab/><text:tab/>,<text:tab/><text:tab/><text:tab/>,</text:p>
      <text:p text:style-name="Preformatted_20_Text">39,<text:tab/><text:tab/><text:tab/><text:tab/>,<text:tab/><text:tab/><text:tab/>,</text:p>
      <text:p text:style-name="Preformatted_20_Text">40,<text:tab/><text:tab/><text:tab/><text:tab/>,<text:tab/><text:tab/><text:tab/>,</text:p>
      <text:p text:style-name="P1"/>
      <text:p text:style-name="P1">Locked 38:<text:tab/> (39N or 40N)</text:p>
      <text:p text:style-name="P1">Locked 39:<text:tab/> (38R and 39R)</text:p>
      <text:p text:style-name="P1">Locked 40:<text:tab/> (38R and 39R and 40R)</text:p>
      <text:p text:style-name="P2"/>
      <text:p text:style-name="Standard">Again it can get more complex, in the following 4 is released by 33 or by 5 if 6 is reversed and 7 normal.</text:p>
      <text:p text:style-name="Standard"/>
      <text:p text:style-name="Preformatted_20_Text">No, Released by<text:tab/><text:tab/>, Locks normal<text:tab/>, Locks Each way</text:p>
      <text:p text:style-name="Preformatted_20_Text"><text:s/>4, (5W6R7N).33R<text:tab/><text:tab/>,<text:tab/><text:tab/><text:tab/>,</text:p>
      <text:p text:style-name="Preformatted_20_Text"><text:s/>5,<text:tab/><text:tab/><text:tab/><text:tab/>,<text:tab/><text:tab/><text:tab/>,</text:p>
      <text:p text:style-name="Preformatted_20_Text"><text:s/>6,<text:tab/><text:tab/><text:tab/><text:tab/>,<text:tab/><text:tab/><text:tab/>,</text:p>
      <text:p text:style-name="Preformatted_20_Text"><text:s/>7,<text:tab/><text:tab/><text:tab/><text:tab/>,<text:tab/><text:tab/><text:tab/>,</text:p>
      <text:p text:style-name="Preformatted_20_Text">33,<text:tab/><text:tab/><text:tab/><text:tab/>,<text:tab/><text:tab/><text:tab/>,</text:p>
      <text:p text:style-name="Preformatted_20_Text"/>
      <text:p text:style-name="P1">Locked 4:<text:tab/> (5N or 6N or 7R) or 33N</text:p>
      <text:p text:style-name="P1">Locked 5:<text:tab/> (4R and 5R)</text:p>
      <text:p text:style-name="P1">Locked 6:<text:tab/> (4R and 5R and 6R)</text:p>
      <text:p text:style-name="P1">Locked 7:<text:tab/> (4R and 5R and 7N)</text:p>
      <text:p text:style-name="P1">Locked 33:<text:tab/> (4R and 33R)</text:p>
      <text:p text:style-name="P1"/>
      <text:p text:style-name="Standard">Or can be used to give a choice of levers to release the lever.</text:p>
      <text:p text:style-name="Standard"/>
      <text:p text:style-name="Preformatted_20_Text">No, Released by<text:tab/><text:tab/>, Locks normal<text:tab/>, Locks Each way</text:p>
      <text:p text:style-name="Preformatted_20_Text"><text:s/>8, (9 or 10)<text:tab/><text:tab/>,<text:tab/><text:tab/><text:tab/>,</text:p>
      <text:p text:style-name="Preformatted_20_Text"><text:s/>9,<text:tab/><text:tab/><text:tab/><text:tab/>,<text:tab/><text:tab/><text:tab/>,</text:p>
      <text:p text:style-name="Preformatted_20_Text">10,<text:tab/><text:tab/><text:tab/><text:tab/>,<text:tab/><text:tab/><text:tab/>,</text:p>
      <text:p text:style-name="Preformatted_20_Text"/>
      <text:p text:style-name="P1">Locked 8:<text:tab/> (9N and 10N)</text:p>
      <text:p text:style-name="P1">Locked 9:<text:tab/> (8R and 9R)</text:p>
      <text:p text:style-name="P1"><text:soft-page-break/>Locked 10:<text:tab/> (8R and 10R)</text:p>
      <text:p text:style-name="Preformatted_20_Text"/>
      <text:p text:style-name="Standard">Again this can be combined with lists of levers and withs.</text:p>
      <text:p text:style-name="Standard"/>
      <text:p text:style-name="Preformatted_20_Text">No, Released by<text:tab/><text:tab/>, Locks normal<text:tab/>, Locks Each way</text:p>
      <text:p text:style-name="Preformatted_20_Text">11, ((12W13R14N) or 34)<text:tab/>,<text:tab/><text:tab/><text:tab/>,</text:p>
      <text:p text:style-name="Preformatted_20_Text">12,<text:tab/><text:tab/><text:tab/><text:tab/>,<text:tab/><text:tab/><text:tab/>,</text:p>
      <text:p text:style-name="Preformatted_20_Text">13,<text:tab/><text:tab/><text:tab/><text:tab/>,<text:tab/><text:tab/><text:tab/>,</text:p>
      <text:p text:style-name="Preformatted_20_Text">14,<text:tab/><text:tab/><text:tab/><text:tab/>,<text:tab/><text:tab/><text:tab/>,</text:p>
      <text:p text:style-name="P1"/>
      <text:p text:style-name="P1">Locked 11:<text:tab/> (12N or 13N or 14R) or (14R and 34N)</text:p>
      <text:p text:style-name="P1">Locked 12:<text:tab/> (11R and 12R)</text:p>
      <text:p text:style-name="P1">Locked 13:<text:tab/> (11R and 12R and 13R)</text:p>
      <text:p text:style-name="P1">Locked 14:<text:tab/> (11R and 12R and 14N)</text:p>
      <text:p text:style-name="P1">Locked 34:<text:tab/> (11R and 34R)</text:p>
      <text:p text:style-name="Preformatted_20_Text"/>
      <text:p text:style-name="Standard">Mechanical Sequential Locking (MSL) uses springs to implement the locking. It means that levers must be pulled in order but can be put back in any order. In the following 16 and 17 must be pulled before 15, and 17 put back after 15, but 16 can be put back before or after 15.</text:p>
      <text:p text:style-name="Standard"/>
      <text:p text:style-name="Preformatted_20_Text">No, Released by<text:tab/><text:tab/>, Locks normal<text:tab/>, Locks Each way</text:p>
      <text:p text:style-name="Preformatted_20_Text">15, (16 MSL).17<text:tab/><text:tab/>,<text:tab/><text:tab/><text:tab/>,</text:p>
      <text:p text:style-name="Preformatted_20_Text">16,<text:tab/><text:tab/><text:tab/><text:tab/>,<text:tab/><text:tab/><text:tab/>,</text:p>
      <text:p text:style-name="Preformatted_20_Text">17,<text:tab/><text:tab/><text:tab/><text:tab/>,<text:tab/><text:tab/><text:tab/>,</text:p>
      <text:p text:style-name="Preformatted_20_Text"/>
      <text:p text:style-name="P1">Locked 15:<text:tab/> 16N or 17N</text:p>
      <text:p text:style-name="P1">Locked 16:<text:tab/>Never</text:p>
      <text:p text:style-name="P1">Locked 17:<text:tab/> (15R and 17R)</text:p>
      <text:p text:style-name="P2"/>
      <text:h text:style-name="Heading_20_3" text:outline-level="3">Locks normal</text:h>
      <text:p text:style-name="Standard">This is usually a list of levers separated by '.' that get locked by reversing a lever. The locking table should have all the converse entries added, check they are all there before running this program. The program will not add them as this would lead to duplication in the logic equations.</text:p>
      <text:p text:style-name="Standard"/>
      <text:p text:style-name="Standard">A: B</text:p>
      <text:p text:style-name="Standard">B: A</text:p>
      <text:p text:style-name="Standard">Locked A = !B</text:p>
      <text:p text:style-name="Standard">Locked B = !A</text:p>
      <text:p text:style-name="Standard"/>
      <text:p text:style-name="Standard">A: B.C</text:p>
      <text:p text:style-name="Standard">B: A</text:p>
      <text:p text:style-name="Standard">C: A</text:p>
      <text:p text:style-name="Standard">Locked A = !B or !C</text:p>
      <text:p text:style-name="Standard">Locked B = !A</text:p>
      <text:p text:style-name="Standard">Locked C = !A</text:p>
      <text:p text:style-name="Standard"><draw:frame draw:style-name="fr1" draw:name="Frame2" text:anchor-type="paragraph" svg:x="10.545cm" svg:y="0.25cm" svg:width="6.436cm" draw:z-index="6"><draw:text-box fo:min-height="2.036cm"><text:p text:style-name="Frame_20_contents"><text:s text:c="3"/>A <text:s text:c="12"/>C</text:p><text:p text:style-name="Frame_20_contents"><draw:line text:anchor-type="paragraph" draw:z-index="7" draw:style-name="gr1" draw:text-style-name="P8" svg:x1="0.298cm" svg:y1="-0.138cm" svg:x2="5.907cm" svg:y2="-0.138cm"><text:p/></draw:line><draw:line text:anchor-type="paragraph" draw:z-index="9" draw:style-name="gr1" draw:text-style-name="P8" svg:x1="2.044cm" svg:y1="-0.138cm" svg:x2="3.208cm" svg:y2="0.497cm"><text:p/></draw:line></text:p><text:p text:style-name="Frame_20_contents"><draw:line text:anchor-type="paragraph" draw:z-index="8" draw:style-name="gr1" draw:text-style-name="P8" svg:x1="0.298cm" svg:y1="-0.148cm" svg:x2="5.987cm" svg:y2="-0.201cm"><text:p/></draw:line> <text:s text:c="43"/>B</text:p></draw:text-box></draw:frame></text:p>
      <text:p text:style-name="Standard">A: (B w C)</text:p>
      <text:p text:style-name="Standard">B: (A w C)</text:p>
      <text:p text:style-name="Standard">Note C should be locked both ways by A and B as the program cannot do this..</text:p>
      <text:p text:style-name="Standard">Locked A = <text:s/>(!B and C)</text:p>
      <text:p text:style-name="Standard">Locked B = <text:s/>(!A and C)</text:p>
      <text:p text:style-name="Standard"/>
      <text:p text:style-name="Standard"><text:soft-page-break/>Having a list for the B part is too complex for this version and can just be expanded. eg. (B,DwC) expands to (BwC).(DwC).</text:p>
      <text:p text:style-name="Standard"/>
      <text:p text:style-name="Standard">A: (B w C.D)</text:p>
      <text:p text:style-name="Standard"><draw:frame draw:style-name="fr1" draw:name="Frame3" text:anchor-type="paragraph" svg:x="9.751cm" svg:y="0cm" svg:width="7.204cm" draw:z-index="10"><draw:text-box fo:min-height="2.762cm"><text:p text:style-name="Frame_20_contents"><text:s text:c="3"/>A <text:s text:c="12"/>C</text:p><text:p text:style-name="Frame_20_contents"><draw:line text:anchor-type="paragraph" draw:z-index="14" draw:style-name="gr1" draw:text-style-name="P8" svg:x1="0.37cm" svg:y1="0.464cm" svg:x2="6.059cm" svg:y2="0.464cm"><text:p/></draw:line><draw:line text:anchor-type="paragraph" draw:z-index="15" draw:style-name="gr1" draw:text-style-name="P8" svg:x1="3.81cm" svg:y1="0.483cm" svg:x2="5.001cm" svg:y2="1.148cm"><text:p/></draw:line><draw:line text:anchor-type="paragraph" draw:z-index="13" draw:style-name="gr1" draw:text-style-name="P8" svg:x1="2.044cm" svg:y1="-0.138cm" svg:x2="3.208cm" svg:y2="0.497cm"><text:p/></draw:line><draw:line text:anchor-type="paragraph" draw:z-index="11" draw:style-name="gr1" draw:text-style-name="P8" svg:x1="0.298cm" svg:y1="-0.138cm" svg:x2="5.907cm" svg:y2="-0.138cm"><text:p/></draw:line> <text:s text:c="35"/>D <text:s text:c="2"/></text:p><text:p text:style-name="Frame_20_contents"><draw:line text:anchor-type="paragraph" draw:z-index="12" draw:style-name="gr1" draw:text-style-name="P8" svg:x1="0.563cm" svg:y1="0.45cm" svg:x2="6.252cm" svg:y2="0.45cm"><text:p/></draw:line></text:p><text:p text:style-name="Frame_20_contents"><text:s text:c="57"/>B</text:p></draw:text-box></draw:frame>B: (A w C.D)</text:p>
      <text:p text:style-name="Standard">Note C and D also need to be locked. C both ways by A, <text:s/>and by B if D is reversed. Etc. The program cannot do this.</text:p>
      <text:p text:style-name="Standard">Locked A = <text:s/>(!B and C and D)</text:p>
      <text:p text:style-name="Standard">Locked B = <text:s/>(!A and C and D)</text:p>
      <text:p text:style-name="Standard"/>
      <text:p text:style-name="Preformatted_20_Text">No, Released by<text:tab/><text:tab/>, Locks normal<text:tab/>, Locks Each way</text:p>
      <text:p text:style-name="Preformatted_20_Text">18,<text:tab/><text:tab/><text:tab/><text:tab/>, 19.20<text:tab/><text:tab/>,</text:p>
      <text:p text:style-name="Preformatted_20_Text">19,<text:tab/><text:tab/><text:tab/><text:tab/>, 18<text:tab/><text:tab/><text:tab/>,</text:p>
      <text:p text:style-name="Preformatted_20_Text">20,<text:tab/><text:tab/><text:tab/><text:tab/>, 18<text:tab/><text:tab/><text:tab/>,</text:p>
      <text:p text:style-name="Preformatted_20_Text"/>
      <text:p text:style-name="P1">Locked 18:<text:tab/> (19R and 18N) or (20R and 18N)</text:p>
      <text:p text:style-name="P1">Locked 19:<text:tab/> (18R and 19N) </text:p>
      <text:p text:style-name="P1">Locked 20:<text:tab/> (18R and 20N) </text:p>
      <text:p text:style-name="P2"/>
      <text:p text:style-name="Standard">With terms can also be used but the use of the coma in a list of levers before the 'w' has not been implemented, and the condition should be expanded. eg. (22,42w23r24n) should be written below.</text:p>
      <text:p text:style-name="Standard"/>
      <text:p text:style-name="Preformatted_20_Text">No, Released by<text:tab/><text:tab/>, Locks normal<text:tab/>, Locks Each way</text:p>
      <text:p text:style-name="Preformatted_20_Text">21,<text:tab/><text:tab/><text:tab/><text:tab/>,(22w23r24n).(42w23r24n),</text:p>
      <text:p text:style-name="Preformatted_20_Text">22,<text:tab/><text:tab/><text:tab/><text:tab/>,(21w23r24n)<text:tab/>,</text:p>
      <text:p text:style-name="Preformatted_20_Text">23,<text:tab/><text:tab/><text:tab/><text:tab/>,<text:tab/><text:tab/><text:tab/>,</text:p>
      <text:p text:style-name="Preformatted_20_Text">24,<text:tab/><text:tab/><text:tab/><text:tab/>,<text:tab/><text:tab/><text:tab/>,</text:p>
      <text:p text:style-name="Preformatted_20_Text">42,<text:tab/><text:tab/><text:tab/><text:tab/>,(21w23r24n)<text:tab/>,</text:p>
      <text:p text:style-name="Preformatted_20_Text"/>
      <text:p text:style-name="P1">Locked 21:<text:tab/> (22R and 21N and 23R and 24N) or (42R and 21N and 23R and 24N) or <text:s text:c="8"/><text:tab/>(22R and 21N and 23R and 24N) or (42R and 21N and 23R and 24N)</text:p>
      <text:p text:style-name="P1">Locked 22:<text:tab/> (21R and 22N and 23R and 24N) or (21R and 22N and 23R and 24N)</text:p>
      <text:p text:style-name="P1">Locked 23:<text:tab/>Never</text:p>
      <text:p text:style-name="P1">Locked 24:<text:tab/>Never</text:p>
      <text:p text:style-name="P1">Locked 42:<text:tab/> (21R and 42N and 23R and 24N) or (21R and 42N and 23R and 24N)</text:p>
      <text:p text:style-name="P1"/>
      <text:h text:style-name="Heading_20_3" text:outline-level="3">Locks both ways</text:h>
      <text:p text:style-name="Standard">This locks other levers in either normal or reversed position. In this case the converse is to lock other levers only while this lever is moving, so with this implementation it has no meaning.</text:p>
      <text:p text:style-name="Standard"/>
      <text:p text:style-name="Standard">A: B</text:p>
      <text:p text:style-name="Standard">Locked A = never</text:p>
      <text:p text:style-name="Standard">Locked B = !A</text:p>
      <text:p text:style-name="Standard"/>
      <text:p text:style-name="Standard">A: B.C</text:p>
      <text:p text:style-name="Standard">Locked A = never</text:p>
      <text:p text:style-name="Standard">Locked B = !A</text:p>
      <text:p text:style-name="Standard">Locked C = !A</text:p>
      <text:p text:style-name="Standard"><draw:frame draw:style-name="fr1" draw:name="Frame1" text:anchor-type="paragraph" svg:x="8.638cm" svg:y="0.019cm" svg:width="8.1cm" draw:z-index="0"><draw:text-box fo:min-height="2.32cm"><text:p text:style-name="Frame_20_contents"><draw:line text:anchor-type="paragraph" draw:z-index="1" draw:style-name="gr1" draw:text-style-name="P8" svg:x1="1.205cm" svg:y1="0.493cm" svg:x2="7.052cm" svg:y2="0.467cm"><text:p/></draw:line><draw:line text:anchor-type="paragraph" draw:z-index="4" draw:style-name="gr1" draw:text-style-name="P8" svg:x1="3.321cm" svg:y1="1.208cm" svg:x2="2.21cm" svg:y2="0.467cm"><text:p/></draw:line> <text:s text:c="9"/>A <text:s text:c="4"/>C</text:p><text:p text:style-name="Frame_20_contents"><draw:line text:anchor-type="paragraph" draw:z-index="2" draw:style-name="gr1" draw:text-style-name="P8" svg:x1="1.251cm" svg:y1="0.549cm" svg:x2="7.582cm" svg:y2="0.51cm"><text:p/></draw:line><draw:line text:anchor-type="paragraph" draw:z-index="3" draw:style-name="gr1" draw:text-style-name="P8" svg:x1="4.738cm" svg:y1="1.104cm" svg:x2="7.687cm" svg:y2="1.065cm"><text:p/></draw:line><draw:line text:anchor-type="paragraph" draw:z-index="5" draw:style-name="gr1" draw:text-style-name="P8" svg:x1="3.918cm" svg:y1="0.549cm" svg:x2="4.738cm" svg:y2="1.105cm"><text:p/></draw:line> <text:s text:c="34"/>B</text:p></draw:text-box></draw:frame></text:p>
      <text:p text:style-name="Standard"><text:soft-page-break/>A: (B w C)</text:p>
      <text:p text:style-name="Standard">Locked A = never</text:p>
      <text:p text:style-name="Standard">Locked B = !A and C</text:p>
      <text:p text:style-name="Standard">Locked C = !A </text:p>
      <text:p text:style-name="Standard"/>
      <text:p text:style-name="Standard">More complex w conditions have not been implemented. Having a list for the B part can just be expanded. eg. (B,DwC) expands to (BwC).(DwC). Having a list for <text:s/>the C part is too complex for this version.</text:p>
      <text:p text:style-name="Standard"/>
      <text:p text:style-name="Standard"/>
      <text:p text:style-name="Preformatted_20_Text">No, Released by<text:tab/><text:tab/>, Locks normal<text:tab/>, Locks Each way</text:p>
      <text:p text:style-name="Preformatted_20_Text">25,<text:tab/><text:tab/><text:tab/><text:tab/>,<text:tab/><text:tab/><text:tab/>, 26.27</text:p>
      <text:p text:style-name="Preformatted_20_Text"/>
      <text:p text:style-name="P1">Locked 25:<text:tab/>Never</text:p>
      <text:p text:style-name="P6">Locked 26:<text:tab/> 25R</text:p>
      <text:p text:style-name="P6">Locked 27:<text:tab/> 25R</text:p>
      <text:p text:style-name="P2"/>
      <text:p text:style-name="Standard">More complex examples can use with, but ',' in with does not work and must be expanded. eg. (30,41w31r) to (30w31r).(41w31r)</text:p>
      <text:p text:style-name="Standard"/>
      <text:p text:style-name="Preformatted_20_Text">No, Released by<text:tab/><text:tab/>, Locks normal<text:tab/>, Locks Each way</text:p>
      <text:p text:style-name="Preformatted_20_Text">28,<text:tab/><text:tab/><text:tab/><text:tab/>,<text:tab/><text:tab/><text:tab/>, 29.(30w31r).(41w32n)</text:p>
      <text:p text:style-name="Preformatted_20_Text"/>
      <text:p text:style-name="P4">// Locked 28:<text:tab/>Never</text:p>
      <text:p text:style-name="P4">// Locked 29:<text:tab/> 28R</text:p>
      <text:p text:style-name="P6">// Locked 30:<text:tab/> (28R and 31R)</text:p>
      <text:p text:style-name="P6">// Locked 31:<text:tab/> 28R</text:p>
      <text:p text:style-name="P6">// Locked 32:<text:tab/> 28R</text:p>
      <text:p text:style-name="P6">// Locked 41:<text:tab/> (28R and 32N)</text:p>
      <text:p text:style-name="P6"/>
      <text:h text:style-name="Heading_20_3" text:outline-level="3">Simple terminal station layout</text:h>
      <text:p text:style-name="Text_20_body"/>
      <text:p text:style-name="Standard"/>
      <text:h text:style-name="Heading_20_3" text:outline-level="3">Input file from the above table</text:h>
      <text:p text:style-name="Standard">Locking table for Layout</text:p>
      <text:p text:style-name="Standard">No, Released by,Locks N, Locks E,W</text:p>
      <text:p text:style-name="Preformatted_20_Text"/>
      <text:p text:style-name="Preformatted_20_Text"/>
      <text:h text:style-name="Heading_20_3" text:outline-level="3">Output C18 file</text:h>
      <text:p text:style-name="P4"/>
      <text:p text:style-name="P1"/>
      <text:p text:style-name="Standard">Note:</text:p>
      <text:p text:style-name="Standard">0 at the end of the string is the end of an equation</text:p>
      <text:p text:style-name="Standard">1-120 are normal lever states loaded on the operand stack</text:p>
      <text:p text:style-name="Standard">1 to 120 with 0x80 are reverse lever states loaded on the operand stack</text:p>
      <text:p text:style-name="Standard">0x7F is an or operation on the top 2 items in the stack</text:p>
      <text:p text:style-name="Standard">0xFF is an and operation on the top 2 items in the stack</text:p>
      <text:p text:style-name="Standard"/>
      <text:h text:style-name="Heading_20_3" text:outline-level="3"><text:soft-page-break/>C# code to evaluate the rpn string</text:h>
      <text:p text:style-name="Preformatted_20_Text">// The states array has the current state of each lever</text:p>
      <text:p text:style-name="Preformatted_20_Text">// false for normal, true for reversed.</text:p>
      <text:p text:style-name="Preformatted_20_Text">// The result is true if the lever is locked and should not have been moved.</text:p>
      <text:p text:style-name="Preformatted_20_Text"/>
      <text:p text:style-name="Preformatted_20_Text"><text:span text:style-name="T1"><text:s text:c="8"/></text:span><text:span text:style-name="T2">static</text:span><text:span text:style-name="T3"> </text:span><text:span text:style-name="T2">bool</text:span><text:span text:style-name="T3"> Locked(</text:span><text:span text:style-name="T2">int</text:span><text:span text:style-name="T3"> lever)</text:span></text:p>
      <text:p text:style-name="Preformatted_20_Text"><text:s text:c="8"/>{</text:p>
      <text:p text:style-name="Preformatted_20_Text"><text:span text:style-name="T3"><text:s text:c="12"/></text:span><text:span text:style-name="T2">bool</text:span><text:span text:style-name="T3">[] stack = </text:span><text:span text:style-name="T2">new</text:span><text:span text:style-name="T3"> </text:span><text:span text:style-name="T2">bool</text:span><text:span text:style-name="T3">[10]; // operand stack</text:span></text:p>
      <text:p text:style-name="Preformatted_20_Text"><text:span text:style-name="T3"><text:s text:c="12"/></text:span><text:span text:style-name="T2">int</text:span><text:span text:style-name="T3"> sp = 0; <text:s text:c="17"/>// stack pointer</text:span></text:p>
      <text:p text:style-name="Preformatted_20_Text"><text:span text:style-name="T3"><text:s text:c="12"/></text:span><text:span text:style-name="T2">int</text:span><text:span text:style-name="T3"> c = 0; <text:s text:c="18"/>// byte to execute</text:span></text:p>
      <text:p text:style-name="Preformatted_20_Text"><text:span text:style-name="T3"><text:s text:c="12"/>stack[0] = </text:span><text:span text:style-name="T2">false</text:span><text:span text:style-name="T3">; // for null strings the lever is not locked</text:span></text:p>
      <text:p text:style-name="Preformatted_20_Text"><text:span text:style-name="T3"><text:s text:c="12"/></text:span><text:span text:style-name="T2">string</text:span><text:span text:style-name="T3"> s = locking[lever];</text:span></text:p>
      <text:p text:style-name="Preformatted_20_Text"><text:span text:style-name="T3"><text:s text:c="12"/></text:span><text:span text:style-name="T2">int</text:span><text:span text:style-name="T3"> i = 0;</text:span></text:p>
      <text:p text:style-name="Preformatted_20_Text"><text:span text:style-name="T3"><text:s text:c="12"/></text:span><text:span text:style-name="T2">while</text:span><text:span text:style-name="T3"> ((c = s[i++]) != 0)</text:span></text:p>
      <text:p text:style-name="Preformatted_20_Text"><text:s text:c="12"/>{</text:p>
      <text:p text:style-name="Preformatted_20_Text"><text:span text:style-name="T3"><text:s text:c="16"/></text:span><text:span text:style-name="T2">if</text:span><text:span text:style-name="T3"> (c == 0xFF)</text:span></text:p>
      <text:p text:style-name="Preformatted_20_Text"><text:s text:c="16"/>{</text:p>
      <text:p text:style-name="Preformatted_20_Text"><text:s text:c="20"/>sp--;</text:p>
      <text:p text:style-name="Preformatted_20_Text"><text:s text:c="20"/>stack[sp-1] &amp;= stack[sp];</text:p>
      <text:p text:style-name="Preformatted_20_Text"><text:s text:c="16"/>}</text:p>
      <text:p text:style-name="Preformatted_20_Text"><text:span text:style-name="T3"><text:s text:c="16"/></text:span><text:span text:style-name="T2">else</text:span><text:span text:style-name="T3"> </text:span><text:span text:style-name="T2">if</text:span><text:span text:style-name="T3"> (c == 0x7F)</text:span></text:p>
      <text:p text:style-name="Preformatted_20_Text"><text:s text:c="16"/>{</text:p>
      <text:p text:style-name="Preformatted_20_Text"><text:s text:c="20"/>sp--;</text:p>
      <text:p text:style-name="Preformatted_20_Text"><text:s text:c="20"/>stack[sp-1] |= stack[sp];</text:p>
      <text:p text:style-name="Preformatted_20_Text"><text:s text:c="16"/>}</text:p>
      <text:p text:style-name="Preformatted_20_Text"><text:span text:style-name="T3"><text:s text:c="16"/></text:span><text:span text:style-name="T2">else</text:span><text:span text:style-name="T3"> </text:span><text:span text:style-name="T2">if</text:span><text:span text:style-name="T3"> ((c&amp;0x80)==0x80) </text:span></text:p>
      <text:p text:style-name="Preformatted_20_Text"><text:s text:c="20"/>stack[sp++] = states[c&amp;0x7F];</text:p>
      <text:p text:style-name="Preformatted_20_Text"><text:span text:style-name="T3"><text:s text:c="16"/></text:span><text:span text:style-name="T2">else</text:span></text:p>
      <text:p text:style-name="Preformatted_20_Text"><text:s text:c="20"/>stack[sp++] = !states[c];</text:p>
      <text:p text:style-name="Preformatted_20_Text"><text:s text:c="12"/>}</text:p>
      <text:p text:style-name="Preformatted_20_Text"><text:span text:style-name="T3"><text:s text:c="12"/></text:span><text:span text:style-name="T2">return</text:span><text:span text:style-name="T3"> stack[0];</text:span></text:p>
      <text:p text:style-name="Preformatted_20_Text"><text:s text:c="8"/>}</text:p>
      <text:p text:style-name="Preformatted_20_Text"/>
      <text:h text:style-name="Heading_20_3" text:outline-level="3">Some Other Test Files</text:h>
      <text:p text:style-name="Preformatted_20_Text"/>
      <text:p text:style-name="Preformatted_20_Text">Example www.s-r-s.org.uk/SignallingPapers/02/3barV5.html fig 22 and 2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reformatted_20_Text">No</text:p>
          </table:table-cell>
          <table:table-cell table:style-name="Table1.A1" office:value-type="string">
            <text:p text:style-name="Preformatted_20_Text"><text:s/>Release<text:tab/><text:tab/></text:p>
          </table:table-cell>
          <table:table-cell table:style-name="Table1.A1" office:value-type="string">
            <text:p text:style-name="Preformatted_20_Text"><text:s/>LockN<text:tab/></text:p>
          </table:table-cell>
          <table:table-cell table:style-name="Table1.D1" office:value-type="string">
            <text:p text:style-name="Preformatted_20_Text"><text:s/>LockEW</text:p>
          </table:table-cell>
        </table:table-row>
        <table:table-row>
          <table:table-cell table:style-name="Table1.A2" office:value-type="string">
            <text:p text:style-name="Preformatted_20_Text"><text:s/>1</text:p>
          </table:table-cell>
          <table:table-cell table:style-name="Table1.A2" office:value-type="string">
            <text:p text:style-name="Preformatted_20_Text"><text:s/>2.3<text:tab/><text:tab/></text:p>
          </table:table-cell>
          <table:table-cell table:style-name="Table1.A2" office:value-type="string">
            <text:p text:style-name="Preformatted_20_Text"><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2</text:p>
          </table:table-cell>
          <table:table-cell table:style-name="Table1.A2" office:value-type="string">
            <text:p text:style-name="Preformatted_20_Text"><text:tab/><text:tab/><text:tab/></text:p>
          </table:table-cell>
          <table:table-cell table:style-name="Table1.A2" office:value-type="string">
            <text:p text:style-name="Preformatted_20_Text"><text:s/>5<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3</text:p>
          </table:table-cell>
          <table:table-cell table:style-name="Table1.A2" office:value-type="string">
            <text:p text:style-name="Preformatted_20_Text"><text:tab/><text:tab/><text:tab/></text:p>
          </table:table-cell>
          <table:table-cell table:style-name="Table1.A2" office:value-type="string">
            <text:p text:style-name="Preformatted_20_Text"><text:s/>(7w5R)<text:tab/></text:p>
          </table:table-cell>
          <table:table-cell table:style-name="Table1.D2" office:value-type="string">
            <text:p text:style-name="Preformatted_20_Text"><text:s/>5</text:p>
          </table:table-cell>
        </table:table-row>
        <table:table-row>
          <table:table-cell table:style-name="Table1.A2" office:value-type="string">
            <text:p text:style-name="Preformatted_20_Text"><text:s/>4</text:p>
          </table:table-cell>
          <table:table-cell table:style-name="Table1.A2" office:value-type="string">
            <text:p text:style-name="Preformatted_20_Text"><text:s/>(5 or 6)<text:tab/></text:p>
          </table:table-cell>
          <table:table-cell table:style-name="Table1.A2" office:value-type="string">
            <text:p text:style-name="Preformatted_20_Text"><text:s/>7.8<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5</text:p>
          </table:table-cell>
          <table:table-cell table:style-name="Table1.A2" office:value-type="string">
            <text:p text:style-name="Preformatted_20_Text"><text:tab/><text:tab/><text:tab/></text:p>
          </table:table-cell>
          <table:table-cell table:style-name="Table1.A2" office:value-type="string">
            <text:p text:style-name="Preformatted_20_Text"><text:s/>2.6.9<text:tab/></text:p>
          </table:table-cell>
          <table:table-cell table:style-name="Table1.D2" office:value-type="string">
            <text:p text:style-name="Preformatted_20_Text"/>
          </table:table-cell>
        </table:table-row>
        <table:table-row>
          <table:table-cell table:style-name="Table1.A2" office:value-type="string">
            <text:p text:style-name="Preformatted_20_Text"><text:s/>6</text:p>
          </table:table-cell>
          <table:table-cell table:style-name="Table1.A2" office:value-type="string">
            <text:p text:style-name="Preformatted_20_Text"><text:tab/><text:tab/><text:tab/></text:p>
          </table:table-cell>
          <table:table-cell table:style-name="Table1.A2" office:value-type="string">
            <text:p text:style-name="Preformatted_20_Text"><text:s/>5.9<text:tab/><text:tab/></text:p>
          </table:table-cell>
          <table:table-cell table:style-name="Table1.D2" office:value-type="string">
            <text:p text:style-name="Preformatted_20_Text"/>
          </table:table-cell>
        </table:table-row>
        <table:table-row>
          <table:table-cell table:style-name="Table1.A2" office:value-type="string">
            <text:p text:style-name="Preformatted_20_Text"><text:s/>7</text:p>
          </table:table-cell>
          <table:table-cell table:style-name="Table1.A2" office:value-type="string">
            <text:p text:style-name="Preformatted_20_Text"><text:s/>(5 or 6)<text:tab/></text:p>
          </table:table-cell>
          <table:table-cell table:style-name="Table1.A2" office:value-type="string">
            <text:p text:style-name="Preformatted_20_Text"><text:s/>4.(3w5R)<text:tab/></text:p>
          </table:table-cell>
          <table:table-cell table:style-name="Table1.D2" office:value-type="string">
            <text:p text:style-name="Preformatted_20_Text"/>
          </table:table-cell>
        </table:table-row>
        <table:table-row>
          <table:table-cell table:style-name="Table1.A2" office:value-type="string">
            <text:p text:style-name="Preformatted_20_Text"><text:s/>8</text:p>
          </table:table-cell>
          <table:table-cell table:style-name="Table1.A2" office:value-type="string">
            <text:p text:style-name="Preformatted_20_Text"><text:tab/><text:tab/><text:tab/></text:p>
          </table:table-cell>
          <table:table-cell table:style-name="Table1.A2" office:value-type="string">
            <text:p text:style-name="Preformatted_20_Text"><text:s/>4<text:tab/><text:tab/></text:p>
          </table:table-cell>
          <table:table-cell table:style-name="Table1.D2" office:value-type="string">
            <text:p text:style-name="Preformatted_20_Text"><text:s/>5.6</text:p>
          </table:table-cell>
        </table:table-row>
        <table:table-row>
          <table:table-cell table:style-name="Table1.A2" office:value-type="string">
            <text:p text:style-name="Preformatted_20_Text"><text:s/>9</text:p>
          </table:table-cell>
          <table:table-cell table:style-name="Table1.A2" office:value-type="string">
            <text:p text:style-name="Preformatted_20_Text"><text:tab/><text:tab/><text:tab/></text:p>
          </table:table-cell>
          <table:table-cell table:style-name="Table1.A2" office:value-type="string">
            <text:p text:style-name="Preformatted_20_Text"><text:s/>5.6<text:tab/><text:tab/></text:p>
          </table:table-cell>
          <table:table-cell table:style-name="Table1.D2" office:value-type="string">
            <text:p text:style-name="Preformatted_20_Text"/>
          </table:table-cell>
        </table:table-row>
        <table:table-row>
          <table:table-cell table:style-name="Table1.A2" office:value-type="string">
            <text:p text:style-name="Preformatted_20_Text">10</text:p>
          </table:table-cell>
          <table:table-cell table:style-name="Table1.A2" office:value-type="string">
            <text:p text:style-name="Preformatted_20_Text"><text:s/>8.9<text:tab/><text:tab/></text:p>
          </table:table-cell>
          <table:table-cell table:style-name="Table1.A2" office:value-type="string">
            <text:p text:style-name="Preformatted_20_Text"><text:tab/><text:tab/></text:p>
          </table:table-cell>
          <table:table-cell table:style-name="Table1.D2" office:value-type="string">
            <text:p text:style-name="Preformatted_20_Text"/>
          </table:table-cell>
        </table:table-row>
      </table:table>
      <text:p text:style-name="Preformatted_20_Text"/>
      <text:p text:style-name="Preformatted_20_Text"/>
      <text:p text:style-name="Preformatted_20_Text">Locking table for Resolven East Generate 41.S8 (8-Nov-05)</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reformatted_20_Text">No</text:p>
          </table:table-cell>
          <table:table-cell table:style-name="Table3.A1" office:value-type="string">
            <text:p text:style-name="Preformatted_20_Text"><text:s/>Released by <text:tab/><text:tab/></text:p>
          </table:table-cell>
          <table:table-cell table:style-name="Table3.A1" office:value-type="string">
            <text:p text:style-name="Preformatted_20_Text"><text:s text:c="2"/>Locks N <text:tab/><text:tab/><text:tab/><text:tab/></text:p>
          </table:table-cell>
          <table:table-cell table:style-name="Table3.D1" office:value-type="string">
            <text:p text:style-name="Preformatted_20_Text"><text:s/>Locks EW</text:p>
          </table:table-cell>
        </table:table-row>
        <table:table-row>
          <table:table-cell table:style-name="Table3.A2" office:value-type="string">
            <text:p text:style-name="Preformatted_20_Text"><text:s/>1</text:p>
          </table:table-cell>
          <table:table-cell table:style-name="Table3.A2" office:value-type="string">
            <text:p text:style-name="Preformatted_20_Text"><text:s/>2.3.4<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ext:soft-page-break/>
        <table:table-row>
          <table:table-cell table:style-name="Table3.A2" office:value-type="string">
            <text:p text:style-name="Preformatted_20_Text"><text:s/>2</text:p>
          </table:table-cell>
          <table:table-cell table:style-name="Table3.A2" office:value-type="string">
            <text:p text:style-name="Preformatted_20_Text"><text:s/>22<text:tab/><text:tab/><text:tab/></text:p>
          </table:table-cell>
          <table:table-cell table:style-name="Table3.A2" office:value-type="string">
            <text:p text:style-name="Preformatted_20_Text"><text:s/>11.18.20.23 <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3</text:p>
          </table:table-cell>
          <table:table-cell table:style-name="Table3.A2" office:value-type="string">
            <text:p text:style-name="Preformatted_20_Text"><text:s/>22<text:tab/><text:tab/><text:tab/></text:p>
          </table:table-cell>
          <table:table-cell table:style-name="Table3.A2" office:value-type="string">
            <text:p text:style-name="Preformatted_20_Text"><text:s/>18.20.23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4</text:p>
          </table:table-cell>
          <table:table-cell table:style-name="Table3.A2" office:value-type="string">
            <text:p text:style-name="Preformatted_20_Text"><text:s/>(19w24R).21.28<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18.20.22.23.24.25</text:p>
          </table:table-cell>
        </table:table-row>
        <table:table-row>
          <table:table-cell table:style-name="Table3.A2" office:value-type="string">
            <text:p text:style-name="Preformatted_20_Text"><text:s/>5</text:p>
          </table:table-cell>
          <table:table-cell table:style-name="Table3.A2" office:value-type="string">
            <text:p text:style-name="Preformatted_20_Text"><text:s/>11<text:tab/><text:tab/><text:tab/></text:p>
          </table:table-cell>
          <table:table-cell table:style-name="Table3.A2" office:value-type="string">
            <text:p text:style-name="Preformatted_20_Text"><text:s/>12.17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6</text:p>
          </table:table-cell>
          <table:table-cell table:style-name="Table3.A2" office:value-type="string">
            <text:p text:style-name="Preformatted_20_Text"><text:s/>X<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7</text:p>
          </table:table-cell>
          <table:table-cell table:style-name="Table3.A2" office:value-type="string">
            <text:p text:style-name="Preformatted_20_Text"><text:s/>8.(19w20R).(31w32R)<text:tab/></text:p>
          </table:table-cell>
          <table:table-cell table:style-name="Table3.A2" office:value-type="string">
            <text:p text:style-name="Preformatted_20_Text"><text:s/>35 <text:tab/><text:tab/><text:tab/><text:tab/><text:tab/></text:p>
          </table:table-cell>
          <table:table-cell table:style-name="Table3.D2" office:value-type="string">
            <text:p text:style-name="Preformatted_20_Text"><text:s/>9</text:p>
          </table:table-cell>
        </table:table-row>
        <table:table-row>
          <table:table-cell table:style-name="Table3.A2" office:value-type="string">
            <text:p text:style-name="Preformatted_20_Text"><text:s/>8</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37.38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text:s/>9</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8</text:p>
          </table:table-cell>
        </table:table-row>
        <table:table-row>
          <table:table-cell table:style-name="Table3.A2" office:value-type="string">
            <text:p text:style-name="Preformatted_20_Text">10</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1</text:p>
          </table:table-cell>
          <table:table-cell table:style-name="Table3.A2" office:value-type="string">
            <text:p text:style-name="Preformatted_20_Text"><text:s/><text:tab/><text:tab/><text:tab/><text:tab/></text:p>
          </table:table-cell>
          <table:table-cell table:style-name="Table3.A2" office:value-type="string">
            <text:p text:style-name="Preformatted_20_Text"><text:s/>2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2</text:p>
          </table:table-cell>
          <table:table-cell table:style-name="Table3.A2" office:value-type="string">
            <text:p text:style-name="Preformatted_20_Text"><text:s/>11 <text:tab/><text:tab/><text:tab/></text:p>
          </table:table-cell>
          <table:table-cell table:style-name="Table3.A2" office:value-type="string">
            <text:p text:style-name="Preformatted_20_Text"><text:s/>5.13.16 <text:tab/><text:tab/><text:tab/><text:tab/></text:p>
          </table:table-cell>
          <table:table-cell table:style-name="Table3.D2" office:value-type="string">
            <text:p text:style-name="Preformatted_20_Text"><text:s/>17.18</text:p>
          </table:table-cell>
        </table:table-row>
        <table:table-row>
          <table:table-cell table:style-name="Table3.A2" office:value-type="string">
            <text:p text:style-name="Preformatted_20_Text">13</text:p>
          </table:table-cell>
          <table:table-cell table:style-name="Table3.A2" office:value-type="string">
            <text:p text:style-name="Preformatted_20_Text"><text:s/>12.17.28 <text:tab/><text:tab/></text:p>
          </table:table-cell>
          <table:table-cell table:style-name="Table3.A2" office:value-type="string">
            <text:p text:style-name="Preformatted_20_Text"><text:s/>18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4</text:p>
          </table:table-cell>
          <table:table-cell table:style-name="Table3.A2" office:value-type="string">
            <text:p text:style-name="Preformatted_20_Text"><text:s/>17 <text:tab/><text:tab/><text:tab/></text:p>
          </table:table-cell>
          <table:table-cell table:style-name="Table3.A2" office:value-type="string">
            <text:p text:style-name="Preformatted_20_Text"><text:s/>28 <text:tab/><text:tab/><text:tab/><text:tab/><text:tab/></text:p>
          </table:table-cell>
          <table:table-cell table:style-name="Table3.D2" office:value-type="string">
            <text:p text:style-name="Preformatted_20_Text"><text:s/>18</text:p>
          </table:table-cell>
        </table:table-row>
        <table:table-row>
          <table:table-cell table:style-name="Table3.A2" office:value-type="string">
            <text:p text:style-name="Preformatted_20_Text">15</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6</text:p>
          </table:table-cell>
          <table:table-cell table:style-name="Table3.A2" office:value-type="string">
            <text:p text:style-name="Preformatted_20_Text"><text:s/>18.22 <text:tab/><text:tab/><text:tab/></text:p>
          </table:table-cell>
          <table:table-cell table:style-name="Table3.A2" office:value-type="string">
            <text:p text:style-name="Preformatted_20_Text"><text:s/>12.23.28 <text:tab/><text:tab/><text:tab/><text:tab/></text:p>
          </table:table-cell>
          <table:table-cell table:style-name="Table3.D2" office:value-type="string">
            <text:p text:style-name="Preformatted_20_Text"><text:s/>17</text:p>
          </table:table-cell>
        </table:table-row>
        <table:table-row>
          <table:table-cell table:style-name="Table3.A2" office:value-type="string">
            <text:p text:style-name="Preformatted_20_Text">17</text:p>
          </table:table-cell>
          <table:table-cell table:style-name="Table3.A2" office:value-type="string">
            <text:p text:style-name="Preformatted_20_Text"><text:s/>5.13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8</text:p>
          </table:table-cell>
          <table:table-cell table:style-name="Table3.A2" office:value-type="string">
            <text:p text:style-name="Preformatted_20_Text"><text:s/>2.3.20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19</text:p>
          </table:table-cell>
          <table:table-cell table:style-name="Table3.A2" office:value-type="string">
            <text:p text:style-name="Preformatted_20_Text"><text:s/>20 <text:tab/><text:tab/><text:tab/></text:p>
          </table:table-cell>
          <table:table-cell table:style-name="Table3.A2" office:value-type="string">
            <text:p text:style-name="Preformatted_20_Text"><text:s/>(4w24R).21.(23w24N).26.27.35.(36w8N).37</text:p>
          </table:table-cell>
          <table:table-cell table:style-name="Table3.D2" office:value-type="string">
            <text:p text:style-name="Preformatted_20_Text"><text:s/>8.9.25</text:p>
          </table:table-cell>
        </table:table-row>
        <table:table-row>
          <table:table-cell table:style-name="Table3.A2" office:value-type="string">
            <text:p text:style-name="Preformatted_20_Text">20</text:p>
          </table:table-cell>
          <table:table-cell table:style-name="Table3.A2" office:value-type="string">
            <text:p text:style-name="Preformatted_20_Text"><text:s/>2.3.18.32.38<text:tab/><text:tab/></text:p>
          </table:table-cell>
          <table:table-cell table:style-name="Table3.A2" office:value-type="string">
            <text:p text:style-name="Preformatted_20_Text"><text:s/><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1</text:p>
          </table:table-cell>
          <table:table-cell table:style-name="Table3.A2" office:value-type="string">
            <text:p text:style-name="Preformatted_20_Text"><text:s/>9.20 <text:tab/><text:tab/><text:tab/></text:p>
          </table:table-cell>
          <table:table-cell table:style-name="Table3.A2" office:value-type="string">
            <text:p text:style-name="Preformatted_20_Text"><text:s/>4.19.23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2</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23</text:p>
          </table:table-cell>
        </table:table-row>
        <table:table-row>
          <table:table-cell table:style-name="Table3.A2" office:value-type="string">
            <text:p text:style-name="Preformatted_20_Text">23</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2.3.16.(19w24N).21 <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4</text:p>
          </table:table-cell>
          <table:table-cell table:style-name="Table3.A2" office:value-type="string">
            <text:p text:style-name="Preformatted_20_Text"><text:s/>20.23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5</text:p>
          </table:table-cell>
          <table:table-cell table:style-name="Table3.A2" office:value-type="string">
            <text:p text:style-name="Preformatted_20_Text"><text:s/>23 <text:tab/><text:tab/><text:tab/></text:p>
          </table:table-cell>
          <table:table-cell table:style-name="Table3.A2" office:value-type="string">
            <text:p text:style-name="Preformatted_20_Text"><text:s/>26.29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6</text:p>
          </table:table-cell>
          <table:table-cell table:style-name="Table3.A2" office:value-type="string">
            <text:p text:style-name="Preformatted_20_Text"><text:s/>9.24 <text:tab/><text:tab/><text:tab/></text:p>
          </table:table-cell>
          <table:table-cell table:style-name="Table3.A2" office:value-type="string">
            <text:p text:style-name="Preformatted_20_Text"><text:s/>19.25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7</text:p>
          </table:table-cell>
          <table:table-cell table:style-name="Table3.A2" office:value-type="string">
            <text:p text:style-name="Preformatted_20_Text"><text:s/>9.24.25 <text:tab/><text:tab/></text:p>
          </table:table-cell>
          <table:table-cell table:style-name="Table3.A2" office:value-type="string">
            <text:p text:style-name="Preformatted_20_Text"><text:s/>19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28</text:p>
          </table:table-cell>
          <table:table-cell table:style-name="Table3.A2" office:value-type="string">
            <text:p text:style-name="Preformatted_20_Text"><text:s/>(12w11R17N).18 <text:tab/></text:p>
          </table:table-cell>
          <table:table-cell table:style-name="Table3.A2" office:value-type="string">
            <text:p text:style-name="Preformatted_20_Text"><text:s/>4.13.14 <text:tab/><text:tab/><text:tab/><text:tab/></text:p>
          </table:table-cell>
          <table:table-cell table:style-name="Table3.D2" office:value-type="string">
            <text:p text:style-name="Preformatted_20_Text"><text:s/>17.22.23.25</text:p>
          </table:table-cell>
        </table:table-row>
        <table:table-row>
          <table:table-cell table:style-name="Table3.A2" office:value-type="string">
            <text:p text:style-name="Preformatted_20_Text">29</text:p>
          </table:table-cell>
          <table:table-cell table:style-name="Table3.A2" office:value-type="string">
            <text:p text:style-name="Preformatted_20_Text"><text:s/>23.28 <text:tab/><text:tab/><text:tab/></text:p>
          </table:table-cell>
          <table:table-cell table:style-name="Table3.A2" office:value-type="string">
            <text:p text:style-name="Preformatted_20_Text"><text:s/>25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0</text:p>
          </table:table-cell>
          <table:table-cell table:style-name="Table3.A2" office:value-type="string">
            <text:p text:style-name="Preformatted_20_Text"><text:s/>25.28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1</text:p>
          </table:table-cell>
          <table:table-cell table:style-name="Table3.A2" office:value-type="string">
            <text:p text:style-name="Preformatted_20_Text"><text:s/>32 <text:tab/><text:tab/><text:tab/></text:p>
          </table:table-cell>
          <table:table-cell table:style-name="Table3.A2" office:value-type="string">
            <text:p text:style-name="Preformatted_20_Text"><text:s/>33.35.(36w8N).37 <text:tab/><text:tab/></text:p>
          </table:table-cell>
          <table:table-cell table:style-name="Table3.D2" office:value-type="string">
            <text:p text:style-name="Preformatted_20_Text"><text:s/>8.9</text:p>
          </table:table-cell>
        </table:table-row>
        <table:table-row>
          <table:table-cell table:style-name="Table3.A2" office:value-type="string">
            <text:p text:style-name="Preformatted_20_Text">32</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20.38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3</text:p>
          </table:table-cell>
          <table:table-cell table:style-name="Table3.A2" office:value-type="string">
            <text:p text:style-name="Preformatted_20_Text"><text:s/>9.32 <text:tab/><text:tab/><text:tab/></text:p>
          </table:table-cell>
          <table:table-cell table:style-name="Table3.A2" office:value-type="string">
            <text:p text:style-name="Preformatted_20_Text"><text:s/>31 <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4</text:p>
          </table:table-cell>
          <table:table-cell table:style-name="Table3.A2" office:value-type="string">
            <text:p text:style-name="Preformatted_20_Text"><text:s/>X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5</text:p>
          </table:table-cell>
          <table:table-cell table:style-name="Table3.A2" office:value-type="string">
            <text:p text:style-name="Preformatted_20_Text"><text:s/>8.9 <text:tab/><text:tab/><text:tab/></text:p>
          </table:table-cell>
          <table:table-cell table:style-name="Table3.A2" office:value-type="string">
            <text:p text:style-name="Preformatted_20_Text"><text:s/>7.19.31 <text:tab/><text:tab/><text:tab/></text:p>
          </table:table-cell>
          <table:table-cell table:style-name="Table3.D2" office:value-type="string">
            <text:p text:style-name="Preformatted_20_Text"><text:s/>20.(23w20R).24.(25w20R).32</text:p>
          </table:table-cell>
        </table:table-row>
        <table:table-row>
          <table:table-cell table:style-name="Table3.A2" office:value-type="string">
            <text:p text:style-name="Preformatted_20_Text">36</text:p>
          </table:table-cell>
          <table:table-cell table:style-name="Table3.A2" office:value-type="string">
            <text:p text:style-name="Preformatted_20_Text"><text:s text:c="2"/><text:tab/><text:tab/><text:tab/><text:tab/></text:p>
          </table:table-cell>
          <table:table-cell table:style-name="Table3.A2" office:value-type="string">
            <text:p text:style-name="Preformatted_20_Text"><text:s/>(19w8N).(31w8N) <text:tab/><text:tab/></text:p>
          </table:table-cell>
          <table:table-cell table:style-name="Table3.D2" office:value-type="string">
            <text:p text:style-name="Preformatted_20_Text"><text:s/>8.9</text:p>
          </table:table-cell>
        </table:table-row>
        <table:table-row>
          <table:table-cell table:style-name="Table3.A2" office:value-type="string">
            <text:p text:style-name="Preformatted_20_Text">37</text:p>
          </table:table-cell>
          <table:table-cell table:style-name="Table3.A2" office:value-type="string">
            <text:p text:style-name="Preformatted_20_Text"><text:s/>9 <text:tab/><text:tab/><text:tab/></text:p>
          </table:table-cell>
          <table:table-cell table:style-name="Table3.A2" office:value-type="string">
            <text:p text:style-name="Preformatted_20_Text"><text:s/>8.19.31 <text:tab/><text:tab/><text:tab/></text:p>
          </table:table-cell>
          <table:table-cell table:style-name="Table3.D2" office:value-type="string">
            <text:p text:style-name="Preformatted_20_Text"><text:s/>20.(23w20R).24.(25w20R).32</text:p>
          </table:table-cell>
        </table:table-row>
        <table:table-row>
          <table:table-cell table:style-name="Table3.A2" office:value-type="string">
            <text:p text:style-name="Preformatted_20_Text">38</text:p>
          </table:table-cell>
          <table:table-cell table:style-name="Table3.A2" office:value-type="string">
            <text:p text:style-name="Preformatted_20_Text"><text:s/>9 <text:tab/><text:tab/><text:tab/></text:p>
          </table:table-cell>
          <table:table-cell table:style-name="Table3.A2" office:value-type="string">
            <text:p text:style-name="Preformatted_20_Text"><text:s/>8.20.32 <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39</text:p>
          </table:table-cell>
          <table:table-cell table:style-name="Table3.A2" office:value-type="string">
            <text:p text:style-name="Preformatted_20_Text"><text:s/>36.37.38 <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text:s/></text:p>
          </table:table-cell>
        </table:table-row>
        <table:table-row>
          <table:table-cell table:style-name="Table3.A2" office:value-type="string">
            <text:p text:style-name="Preformatted_20_Text">40</text:p>
          </table:table-cell>
          <table:table-cell table:style-name="Table3.A2" office:value-type="string">
            <text:p text:style-name="Preformatted_20_Text"><text:s/>39 <text:tab/><text:tab/><text:tab/></text:p>
          </table:table-cell>
          <table:table-cell table:style-name="Table3.A2" office:value-type="string">
            <text:p text:style-name="Preformatted_20_Text"><text:s text:c="2"/><text:tab/><text:tab/><text:tab/><text:tab/><text:tab/></text:p>
          </table:table-cell>
          <table:table-cell table:style-name="Table3.D2" office:value-type="string">
            <text:p text:style-name="Preformatted_20_Text"/>
          </table:table-cell>
        </table:table-row>
      </table:table>
      <text:p text:style-name="Preformatted_20_Tex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0-15T00:05:33.93</dc:date>
    <meta:generator>OpenOffice.org/3.1$Win32 OpenOffice.org_project/310m19$Build-9420</meta:generator>
    <meta:editing-duration>PT37H59M06S</meta:editing-duration>
    <meta:editing-cycles>9</meta:editing-cycles>
    <meta:print-date>2010-10-14T13:20:02.07</meta:print-date>
    <meta:document-statistic meta:table-count="2" meta:image-count="0" meta:object-count="0" meta:page-count="8" meta:paragraph-count="407" meta:word-count="1792" meta:character-count="9673"/>
  </office:meta>
</office:document-meta>
</file>